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marker-end="Arrow" draw:marker-end-width="0.3cm"/>
    </style:style>
    <style:style style:name="gr3" style:family="graphic" style:parent-style-name="standard">
      <style:graphic-properties draw:textarea-horizontal-align="justify" draw:textarea-vertical-align="middle" draw:auto-grow-height="false" fo:wrap-option="wrap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6" style:family="graphic" style:parent-style-name="standard" style:list-style-name="L3">
      <style:graphic-properties draw:fill="solid" draw:fill-color="#ffff0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true" fo:min-height="1.764cm" fo:padding-top="0cm" fo:padding-bottom="0cm" fo:padding-left="0cm" fo:padding-right="0cm" fo:wrap-option="wrap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marker-start="" draw:marker-end="Arrow" draw:textarea-horizontal-align="center" draw:textarea-vertical-align="middl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  <style:text-properties fo:font-family="Calibri" style:font-style-name="Regular" style:font-family-generic="swiss" style:font-pitch="variable" fo:font-style="normal" fo:font-weight="normal"/>
    </style:style>
    <style:style style:name="P3" style:family="paragraph">
      <style:paragraph-properties fo:text-align="center"/>
      <style:text-properties fo:font-family="Calibri" style:font-style-name="Regular" style:font-family-generic="swiss" style:font-pitch="variable" fo:font-size="10pt" fo:font-style="normal" fo:font-weight="normal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9pt" style:font-size-asian="9pt" style:font-size-complex="9pt"/>
    </style:style>
    <style:style style:name="P8" style:family="paragraph">
      <style:paragraph-properties fo:text-align="start"/>
      <style:text-properties fo:font-size="9pt" style:font-size-asian="9pt" style:font-size-complex="9pt"/>
    </style:style>
    <style:style style:name="P9" style:family="paragraph">
      <style:paragraph-properties fo:margin-left="0cm" fo:margin-right="0cm" fo:text-align="center" fo:text-indent="0cm"/>
      <style:text-properties fo:font-size="19.2999992370605pt"/>
    </style:style>
    <style:style style:name="P10" style:family="paragraph">
      <style:paragraph-properties fo:margin-left="0cm" fo:margin-right="0cm" fo:text-align="center" fo:text-indent="0cm"/>
      <style:text-properties fo:font-family="Calibri" style:font-family-generic="swiss" style:font-pitch="variable" fo:font-size="19.2999992370605pt"/>
    </style:style>
    <style:style style:name="P11" style:family="paragraph">
      <style:paragraph-properties fo:margin-left="0cm" fo:margin-right="0cm" fo:text-align="center" fo:text-indent="0cm"/>
      <style:text-properties fo:font-family="Calibri" style:font-family-generic="swiss" style:font-pitch="variable" fo:font-size="10pt" style:font-size-asian="18pt" style:font-size-complex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family="Calibri" style:font-family-generic="swiss" style:font-pitch="variable" fo:font-size="10pt" style:font-size-asian="18pt" style:font-size-complex="18pt"/>
    </style:style>
    <style:style style:name="T3" style:family="text">
      <style:text-properties fo:font-family="Calibri" style:font-style-name="Regular" style:font-family-generic="swiss" style:font-pitch="variable" fo:font-size="10pt" fo:font-style="normal" fo:font-weight="normal" style:font-size-asian="18pt" style:font-size-complex="18pt"/>
    </style:style>
    <style:style style:name="T4" style:family="text">
      <style:text-properties fo:font-family="Calibri" style:font-style-name="Regular" style:font-family-generic="swiss" style:font-pitch="variable" fo:font-size="10pt" fo:font-style="normal" fo:font-weight="normal" style:font-size-asian="18pt" style:font-size-complex="18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6cm" svg:x="1.4cm" svg:y="0.837cm" presentation:class="subtitle">
          <draw:text-box>
            <text:p>Sample Request Featur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256cm" svg:x="1.4cm" svg:y="0.962cm" presentation:class="title" presentation:user-transformed="true">
          <draw:text-box>
            <text:p>Requirements</text:p>
          </draw:text-box>
        </draw:frame>
        <draw:frame presentation:style-name="pr4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1">Allow researchers to use web client to place order for their study's samples</text:span></text:p>
              </text:list-item>
              <text:list-item>
                <text:p text:style-name="P1"><text:span text:style-name="T1">Techs will receive an email when an order has been submitted</text:span></text:p>
              </text:list-item>
              <text:list-item>
                <text:p text:style-name="P1"><text:span text:style-name="T1">Researchers receive an email confirmation when order has been shipped</text:span></text:p>
              </text:list-item>
              <text:list-item>
                <text:p text:style-name="P1"><text:span text:style-name="T1">New view in Java Client showing pending sample orders</text:span></text:p>
              </text:list-item>
              <text:list-item>
                <text:p text:style-name="P1"><text:span text:style-name="T1">For each order a tech will be able to print a report stating where the aliquots ar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3" draw:layer="layout" svg:width="25.199cm" svg:height="3.256cm" svg:x="1.301cm" svg:y="0.244cm" presentation:class="title" presentation:user-transformed="true">
          <draw:text-box>
            <text:p>Sample Order – Researcher</text:p>
          </draw:text-box>
        </draw:frame>
        <draw:connector draw:style-name="gr2" draw:text-style-name="P2" draw:layer="layout" svg:x1="23.122cm" svg:y1="16.4cm" svg:x2="23.123cm" svg:y2="18cm" draw:start-shape="id1" draw:start-glue-point="2" draw:end-shape="id2" draw:end-glue-point="4" svg:d="m23122 16400v801h1v799">
          <text:p/>
        </draw:connector>
        <draw:connector draw:style-name="gr2" draw:text-style-name="P3" draw:layer="layout" draw:type="lines" svg:x1="6.685cm" svg:y1="4.172cm" svg:x2="6.684cm" svg:y2="5.604cm" draw:start-shape="id3" draw:start-glue-point="6" draw:end-shape="id4" draw:end-glue-point="4" svg:d="m6685 4172v502l-1 225v705">
          <text:p/>
        </draw:connector>
        <draw:custom-shape draw:style-name="gr3" draw:text-style-name="P5" draw:id="id3" draw:layer="layout" svg:width="3.927cm" svg:height="0.782cm" svg:x="4.721cm" svg:y="3.39cm">
          <text:p text:style-name="P4"><text:span text:style-name="T2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layer="layout" svg:x1="23.122cm" svg:y1="9.654cm" svg:x2="23.123cm" svg:y2="11.3cm" draw:start-shape="id5" draw:start-glue-point="2" draw:end-shape="id6" draw:end-glue-point="4" svg:d="m23122 9654v824h1v822">
          <text:p/>
        </draw:connector>
        <draw:connector draw:style-name="gr2" draw:text-style-name="P2" draw:layer="layout" svg:x1="6.684cm" svg:y1="7.292cm" svg:x2="6.684cm" svg:y2="9.1cm" draw:start-shape="id4" draw:start-glue-point="6" draw:end-shape="id7" draw:end-glue-point="4" svg:d="m6684 7292v1808">
          <text:p/>
        </draw:connector>
        <draw:connector draw:style-name="gr2" draw:layer="layout" svg:x1="6.684cm" svg:y1="14.138cm" svg:x2="6.684cm" svg:y2="15.8cm" draw:start-shape="id8" draw:start-glue-point="6" draw:end-shape="id9" draw:end-glue-point="4" svg:d="m6684 14138v1662">
          <text:p/>
        </draw:connector>
        <draw:custom-shape draw:style-name="gr3" draw:text-style-name="P5" draw:id="id4" draw:layer="layout" svg:width="5.132cm" svg:height="2.054cm" svg:x="4.118cm" svg:y="5.4cm">
          <text:p text:style-name="P4"><text:span text:style-name="T3">Researcher opens web client and connects to CBSR server and logs i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6" draw:id="id7" draw:layer="layout" svg:width="5cm" svg:height="2cm" svg:x="4.184cm" svg:y="9.1cm">
          <text:p text:style-name="P4"><text:span text:style-name="T4">Display researcher home page (report showing studies, patients and aliquot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id="id8" draw:layer="layout" svg:width="5.132cm" svg:height="2.054cm" svg:x="4.118cm" svg:y="12.246cm">
          <text:p text:style-name="P4"><text:span text:style-name="T3">Researcher selects link to create a sample order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text-style-name="P2" draw:layer="layout" svg:x1="6.684cm" svg:y1="11.1cm" svg:x2="6.684cm" svg:y2="12.45cm" draw:start-shape="id7" draw:start-glue-point="6" draw:end-shape="id8" draw:end-glue-point="4" svg:d="m6684 11100v1350">
          <text:p/>
        </draw:connector>
        <draw:custom-shape draw:style-name="gr3" draw:text-style-name="P5" draw:id="id11" draw:layer="layout" svg:width="3.165cm" svg:height="2.054cm" svg:x="15.735cm" svg:y="5.346cm">
          <text:p text:style-name="P4"><text:span text:style-name="T3">Researcher selects study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6" draw:id="id9" draw:layer="layout" svg:width="5cm" svg:height="2cm" svg:x="4.184cm" svg:y="15.8cm">
          <text:p text:style-name="P4"><text:span text:style-name="T4">Display sample order fo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layer="layout" svg:x1="6.684cm" svg:y1="17.8cm" svg:x2="10.926cm" svg:y2="4.263cm" draw:start-shape="id9" draw:start-glue-point="6" draw:end-shape="id10" draw:end-glue-point="5" svg:d="m6684 17800v502h3372v-14039h870">
          <text:p/>
        </draw:connector>
        <draw:custom-shape draw:style-name="gr3" draw:text-style-name="P5" draw:id="id12" draw:layer="layout" svg:width="5.915cm" svg:height="2.054cm" svg:x="10.711cm" svg:y="8.046cm">
          <draw:glue-point draw:id="8" svg:x="5.002cm" svg:y="-2.789cm"/>
          <draw:glue-point draw:id="9" svg:x="5.002cm" svg:y="2.078cm"/>
          <text:p text:style-name="P4"><text:span text:style-name="T3">Researcher selects patient number, date drawn, sample type and number of aliquots</text:span></text:p>
          <draw:enhanced-geometry svg:viewBox="0 0 21600 21600" draw:glue-points="10800 2150 0 10800 10800 19890 21600 10800" draw:text-areas="0 4300 21600 21600" draw:mirror-horizontal="false" draw:mirror-vertical="false" draw:type="flowchart-manual-input" draw:enhanced-path="M 0 4300 L 21600 0 21600 21600 0 21600 0 4300 Z N"/>
        </draw:custom-shape>
        <draw:custom-shape draw:style-name="gr5" draw:text-style-name="P7" draw:layer="layout" svg:width="4cm" svg:height="2.5cm" svg:x="0.5cm" svg:y="3cm">
          <text:p text:style-name="P7"><text:span text:style-name="T5">Each researcher will require his / her own login and password and will have to be associated with his / her studi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id="id15" draw:layer="layout" svg:width="6.7cm" svg:height="2.5cm" svg:x="20.3cm" svg:y="3.5cm">
          <text:list text:style-name="L3">
            <text:list-item>
              <text:list>
                <text:list-item>
                  <text:p text:style-name="P8"><text:span text:style-name="T5">Once the patient number is entered the date drawn selection is populated with a list of valid values</text:span></text:p>
                </text:list-item>
                <text:list-item>
                  <text:p text:style-name="P8"><text:span text:style-name="T5">Once the sample type is selected the number of aliquots range is enforced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0" draw:id="id10" draw:layer="layout" svg:width="5.484cm" svg:height="3.526cm" svg:x="10.926cm" svg:y="2.5cm">
          <text:p text:style-name="P9"><text:span text:style-name="T2">Researcher assoc with more than 1 stud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layer="layout" svg:x1="17.317cm" svg:y1="7.4cm" svg:x2="16.626cm" svg:y2="8.501cm" draw:start-shape="id11" draw:start-glue-point="2" draw:end-shape="id12" draw:end-glue-point="8" svg:d="m17317 7400v1101h-691">
          <text:p/>
        </draw:connector>
        <draw:connector draw:style-name="gr8" draw:text-style-name="P11" draw:layer="layout" svg:x1="16.41cm" svg:y1="4.263cm" svg:x2="17.318cm" svg:y2="5.55cm" draw:start-shape="id10" draw:start-glue-point="7" draw:end-shape="id11" draw:end-glue-point="4" svg:d="m16410 4263h908v1287">
          <text:p text:style-name="P4"><text:span text:style-name="T2">YES</text:span></text:p>
        </draw:connector>
        <draw:connector draw:style-name="gr8" draw:text-style-name="P11" draw:layer="layout" svg:x1="13.668cm" svg:y1="6.026cm" svg:x2="13.669cm" svg:y2="8.25cm" draw:start-shape="id10" draw:start-glue-point="6" draw:end-shape="id12" draw:end-glue-point="4" svg:d="m13668 6026v1011h1v1213">
          <text:p text:style-name="P4"><text:span text:style-name="T2">NO</text:span></text:p>
        </draw:connector>
        <draw:custom-shape draw:style-name="gr7" draw:text-style-name="P10" draw:id="id13" draw:layer="layout" svg:width="5.484cm" svg:height="3.526cm" svg:x="10.926cm" svg:y="11.3cm">
          <text:p text:style-name="P9"><text:span text:style-name="T2">Researcher wants more aliquo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layer="layout" svg:x1="13.668cm" svg:y1="10.1cm" svg:x2="13.668cm" svg:y2="11.3cm" draw:start-shape="id12" draw:start-glue-point="2" draw:end-shape="id13" draw:end-glue-point="4" svg:d="m13668 10100v1200">
          <text:p/>
        </draw:connector>
        <draw:connector draw:style-name="gr8" draw:text-style-name="P11" draw:layer="layout" svg:x1="16.41cm" svg:y1="13.063cm" svg:x2="16.626cm" svg:y2="9.499cm" draw:start-shape="id13" draw:start-glue-point="7" draw:end-shape="id12" draw:end-glue-point="9" svg:d="m16410 13063h717v-3564h-501">
          <text:p text:style-name="P4"><text:span text:style-name="T2">YES</text:span></text:p>
        </draw:connector>
        <draw:custom-shape draw:style-name="gr3" draw:text-style-name="P5" draw:id="id14" draw:layer="layout" svg:width="4.165cm" svg:height="2.054cm" svg:x="11.586cm" svg:y="15.9cm">
          <text:p text:style-name="P4"><text:span text:style-name="T3">Researcher presses submit order butto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8" draw:text-style-name="P11" draw:layer="layout" svg:x1="13.668cm" svg:y1="14.826cm" svg:x2="13.669cm" svg:y2="16.104cm" draw:start-shape="id13" draw:start-glue-point="6" draw:end-shape="id14" draw:end-glue-point="4" svg:d="m13668 14826v538h1v740">
          <text:p text:style-name="P4"><text:span text:style-name="T2">NO</text:span></text:p>
        </draw:connector>
        <draw:custom-shape draw:style-name="gr3" draw:text-style-name="P5" draw:id="id5" draw:layer="layout" svg:width="4.183cm" svg:height="2.054cm" svg:x="21.031cm" svg:y="7.6cm">
          <text:p text:style-name="P4"><text:span text:style-name="T3">Researcher presses submit order butto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6" draw:id="id6" draw:layer="layout" svg:width="4.183cm" svg:height="2cm" svg:x="21.031cm" svg:y="11.3cm">
          <text:p text:style-name="P4"><text:span text:style-name="T4">User returned to researcher home p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layer="layout" draw:line-skew="0cm 1.859cm" svg:x1="13.668cm" svg:y1="17.954cm" svg:x2="23.123cm" svg:y2="7.804cm" draw:start-shape="id14" draw:start-glue-point="2" draw:end-shape="id5" draw:end-glue-point="4" svg:d="m13668 17954v502h6582v-11357h2873v705">
          <text:p/>
        </draw:connector>
        <draw:custom-shape draw:style-name="gr3" draw:text-style-name="P5" draw:id="id1" draw:layer="layout" svg:width="3.815cm" svg:height="2.054cm" svg:x="21.215cm" svg:y="14.346cm">
          <text:p text:style-name="P4"><text:span text:style-name="T3">Researcher selects logout link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" draw:layer="layout" svg:x1="23.123cm" svg:y1="13.3cm" svg:x2="23.123cm" svg:y2="14.55cm" draw:start-shape="id6" draw:start-glue-point="6" draw:end-shape="id1" draw:end-glue-point="4" svg:d="m23123 13300v1250">
          <text:p/>
        </draw:connector>
        <draw:custom-shape draw:style-name="gr3" draw:text-style-name="P5" draw:id="id2" draw:layer="layout" svg:width="3.927cm" svg:height="0.782cm" svg:x="21.159cm" svg:y="18cm">
          <text:p text:style-name="P4"><text:span text:style-name="T2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6" draw:layer="layout" draw:line-skew="1.287cm" svg:x1="20.3cm" svg:y1="4.75cm" svg:x2="16.626cm" svg:y2="9.073cm" draw:start-shape="id15" draw:start-glue-point="3" draw:end-shape="id12" draw:end-glue-point="7" svg:d="m20300 4750h-550v4323h-3124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elphine Degris-Dard</meta:initial-creator>
    <meta:creation-date>2010-05-11T10:20:01</meta:creation-date>
    <meta:editing-duration>PT02H43M27S</meta:editing-duration>
    <meta:editing-cycles>16</meta:editing-cycles>
    <dc:date>2010-11-01T17:08:34</dc:date>
    <dc:creator>loyola </dc:creator>
    <meta:generator>OpenOffice.org/3.2$Unix OpenOffice.org_project/320m19$Build-9505</meta:generator>
    <meta:document-statistic meta:object-count="63"/>
  </office:meta>
</office:document-meta>
</file>